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71d" officeooo:paragraph-rsid="001d971d"/>
    </style:style>
    <style:style style:name="P2" style:family="paragraph" style:parent-style-name="Standard">
      <style:text-properties officeooo:rsid="001e8e14" officeooo:paragraph-rsid="001e8e14"/>
    </style:style>
    <style:style style:name="P3" style:family="paragraph" style:parent-style-name="Standard">
      <style:text-properties officeooo:rsid="001e9988" officeooo:paragraph-rsid="001e9988"/>
    </style:style>
    <style:style style:name="P4" style:family="paragraph" style:parent-style-name="Standard">
      <style:text-properties officeooo:rsid="001f9840" officeooo:paragraph-rsid="001f9840"/>
    </style:style>
    <style:style style:name="P5" style:family="paragraph" style:parent-style-name="Standard">
      <style:text-properties officeooo:rsid="00202dca" officeooo:paragraph-rsid="00202dca"/>
    </style:style>
    <style:style style:name="P6" style:family="paragraph" style:parent-style-name="Standard">
      <style:text-properties officeooo:rsid="0021874e" officeooo:paragraph-rsid="0021874e"/>
    </style:style>
    <style:style style:name="P7" style:family="paragraph" style:parent-style-name="Standard">
      <style:text-properties officeooo:rsid="0023d7e2" officeooo:paragraph-rsid="0023d7e2"/>
    </style:style>
    <style:style style:name="T1" style:family="text">
      <style:text-properties officeooo:rsid="001e8e14"/>
    </style:style>
    <style:style style:name="T2" style:family="text">
      <style:text-properties officeooo:rsid="001e9988"/>
    </style:style>
    <style:style style:name="T3" style:family="text">
      <style:text-properties officeooo:rsid="001f9840"/>
    </style:style>
    <style:style style:name="T4" style:family="text">
      <style:text-properties officeooo:rsid="002187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enjamin Jenney</text:p>
      <text:p text:style-name="P7">CSC 111</text:p>
      <text:p text:style-name="P7">Prof. He</text:p>
      <text:p text:style-name="P7">Chapter 8</text:p>
      <text:p text:style-name="P1"/>
      <text:p text:style-name="P1">1. size declarator.</text:p>
      <text:p text:style-name="P1">2. must be a literal or named constant integer.</text:p>
      <text:p text:style-name="P1">3. subscript</text:p>
      <text:p text:style-name="P1">4. zero</text:p>
      <text:p text:style-name="P1">5. size delarator, subscript.</text:p>
      <text:p text:style-name="P1">6. bounds</text:p>
      <text:p text:style-name="P1">7. initialization list</text:p>
      <text:p text:style-name="P1">8. zero</text:p>
      <text:p text:style-name="P1">9. initialization list.</text:p>
      <text:p text:style-name="P1">10. <text:s/><text:span text:style-name="T1">a) 5 elements b) floating point values, though amount sub-five is out of bounds</text:span></text:p>
      <text:p text:style-name="P2">11. <text:span text:style-name="T2">subscript</text:span></text:p>
      <text:p text:style-name="P3">12. assignment</text:p>
      <text:p text:style-name="P3">13. value</text:p>
      <text:p text:style-name="P3">14. name</text:p>
      <text:p text:style-name="P3">15. multi-dimensional</text:p>
      <text:p text:style-name="P3">16. rows, columns</text:p>
      <text:p text:style-name="P3">17. two</text:p>
      <text:p text:style-name="P3">18. <text:span text:style-name="T3">brackets</text:span></text:p>
      <text:p text:style-name="P4">19. columns</text:p>
      <text:p text:style-name="P4">20. the address of the array</text:p>
      <text:p text:style-name="P4">21. a) 10 undefined elements, b) 0 c) 9 d) 40 bytes</text:p>
      <text:p text:style-name="P4">22. <text:s/>2 14 8</text:p>
      <text:p text:style-name="P4">23. a) 3 b) 0</text:p>
      <text:p text:style-name="P4">24. a) illegal b) legal c) illegal</text:p>
      <text:p text:style-name="P5"/>
      <text:p text:style-name="P5">31. <text:span text:style-name="T4">for (int index= 0; index &lt; 25; index++)</text:span></text:p>
      <text:p text:style-name="P5"><text:tab/><text:span text:style-name="T4">array2[index] = array1[index];</text:span></text:p>
      <text:p text:style-name="P6"/>
      <text:p text:style-name="P6">37. a) size must be declared as a constant b) an array’s size declarator can not be negative c) missing curly brackets.</text:p>
      <text:p text:style-name="P6"/>
      <text:p text:style-name="P6">38. <text:s/>a) missing integer values <text:s/>b) needs either an initialization list or size declarator c) type is not defined.</text:p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23:25:08.203661850</meta:creation-date>
    <dc:date>2018-11-18T01:23:55.031511929</dc:date>
    <meta:editing-duration>PT57M2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32" meta:word-count="159" meta:character-count="853" meta:non-whitespace-character-count="721"/>
  </office:meta>
</office:document-meta>
</file>